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chivo" svg:font-family="Archivo, sans-serif"/>
    <style:font-face style:name="Neue-Montreal" svg:font-family="Neue-Montreal, Calibri, sans-serif"/>
    <style:font-face style:name="PP Mori" svg:font-family="'PP Mori', 'Fira Sans', 'Source Sans Pro', 'Open Sans', 'Helvetica Neue', Helvetica, Arial, sans-serif"/>
    <style:font-face style:name="S hne" svg:font-family="'S hne', ui-sans-serif, system-ui, apple-system, 'Segoe UI', Roboto, Ubuntu, Cantarell, 'Noto Sans', sans-serif, 'Helvetica Neue', Arial, 'Apple Color Emoji', 'Segoe UI Emoji', 'Segoe UI Symbol', 'Noto Color Emoji'"/>
    <style:font-face style:name="studiofeixen-variable" svg:font-family="studiofeixen-variable, studiofeixen, Arial, Helvetica, sans-serif"/>
    <style:font-face style:name="var ff-secondary" svg:font-family="'var ff-secondary'"/>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d0d0d" style:font-name="S hne"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éveloppeuse front-end passionnée, j'associe mes compétences en développement web et en webdesign pour créer des interfaces utilisateurs ergonomiques visuellement attractives.</text:p>
      <text:p text:style-name="Standard"/>
      <text:p text:style-name="Standard">En agence de communication, j'ai évolué au contact d'équipes multidisciplinaire, entretenant une perpétuelle collaboration créative dans la conception de nouveaux produits digitaux. Stimulée dans ce bouillon d'idées innovantes, j'ai élargi mes compétences et participé à rendre chaque projet un peu plus unique.</text:p>
      <text:p text:style-name="Standard"/>
      <text:p text:style-name="Standard">Minutieuse, je tente de donner vie à chaque site internet avec l'ambition d'offrir une expérience fluide et immersive.</text:p>
      <text:p text:style-name="Standard"/>
      <text:p text:style-name="Standard"/>
      <text:p text:style-name="Standard">De nature curieuse et autonome, j'aime découvrir et apprendre de nouveaux langages afin de pouvoir sélectionner au mieux les outils qui répondront au besoin spécifique d'un projet. Dans l'intention de faciliter les échanges et la coopération au sein de l'équipe de développemen<text:span text:style-name="T1">t</text:span>, et <text:s/>pour mieux appréhender le métier dans sa globalité, je m'initie également au développement full-stack.</text:p>
      <text:p text:style-name="Standard"/>
      <text:p text:style-name="Standard">Je sais m'adapter et suivre les avancées technologiques qui sont en perpétuelles évolutions, afin d'empêcher tout projet de devenir obsolète . </text:p>
      <text:p text:style-name="Standard"/>
      <text:p text:style-name="Standard"/>
      <text:p text:style-name="Standard"/>
      <text:p text:style-name="Standard"/>
      <text:p text:style-name="Standard">Âme créative, j'apporte un intérêt particulier à la forme du produit final.</text:p>
      <text:p text:style-name="Standard">Observatrice, j'aime contempler le monde qui m'entoure. Source d'inspiration, l'art est nécessaire à mon développement personnel. J'ai besoin de confectionner des babioles, de contempler des œuvres, d'écouter de la musique. M'exprimer autrement qu'à travers les mots. Aujourd'hui, c'est en créant des sites web que je réunis, essayant de faire vivre une expérience unique</text:p>
      <text:p text:style-name="Standard"/>
      <text:p text:style-name="Standard">La satisfaction de donner vie à un produit et lui apporter une réelle valeur ajoutée est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chivo" svg:font-family="Archivo, sans-serif"/>
    <style:font-face style:name="Neue-Montreal" svg:font-family="Neue-Montreal, Calibri, sans-serif"/>
    <style:font-face style:name="PP Mori" svg:font-family="'PP Mori', 'Fira Sans', 'Source Sans Pro', 'Open Sans', 'Helvetica Neue', Helvetica, Arial, sans-serif"/>
    <style:font-face style:name="S hne" svg:font-family="'S hne', ui-sans-serif, system-ui, apple-system, 'Segoe UI', Roboto, Ubuntu, Cantarell, 'Noto Sans', sans-serif, 'Helvetica Neue', Arial, 'Apple Color Emoji', 'Segoe UI Emoji', 'Segoe UI Symbol', 'Noto Color Emoji'"/>
    <style:font-face style:name="studiofeixen-variable" svg:font-family="studiofeixen-variable, studiofeixen, Arial, Helvetica, sans-serif"/>
    <style:font-face style:name="var ff-secondary" svg:font-family="'var ff-secondary'"/>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lde Bret</meta:initial-creator>
    <meta:creation-date>2024-04-02T09:38:41.99</meta:creation-date>
    <meta:document-statistic meta:table-count="0" meta:image-count="0" meta:object-count="0" meta:page-count="1" meta:paragraph-count="8" meta:word-count="239" meta:character-count="1668"/>
    <dc:date>2024-04-02T18:36:16.72</dc:date>
    <dc:creator>Mathilde Bret</dc:creator>
    <meta:editing-duration>PT1H23M</meta:editing-duration>
    <meta:editing-cycles>1</meta:editing-cycles>
    <meta:generator>OpenOffice/4.1.12$Win32 OpenOffice.org_project/4112m1$Build-9809</meta:generator>
  </office:meta>
</office:document-meta>
</file>